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8.20208333333333cm" style:use-optimal-column-width="true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1.984375cm" style:use-optimal-column-width="true"/>
    </style:style>
    <style:style style:name="co5" style:family="table-column">
      <style:table-column-properties fo:break-before="auto" style:column-width="12.885208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ADT FIRE &amp; SECURITY LTD</text:p>
          </table:table-cell>
          <table:table-cell office:value-type="float" office:value="42736.89" table:style-name="ce5">
            <text:p>42736.89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ADT FIRE AND SECURITY PLC</text:p>
          </table:table-cell>
          <table:table-cell office:value-type="float" office:value="17039.98" table:style-name="ce5">
            <text:p>17039.9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ANGLIAN WATER</text:p>
          </table:table-cell>
          <table:table-cell office:value-type="float" office:value="3076.78" table:style-name="ce5">
            <text:p>3076.7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ASSA ABLOY LTD T/A AA SECURITY DOORS</text:p>
          </table:table-cell>
          <table:table-cell office:value-type="float" office:value="8600" table:style-name="ce5">
            <text:p>8600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AVI LTD</text:p>
          </table:table-cell>
          <table:table-cell office:value-type="float" office:value="18090" table:style-name="ce5">
            <text:p>18090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BARKER AND EVANS</text:p>
          </table:table-cell>
          <table:table-cell office:value-type="float" office:value="38076" table:style-name="ce5">
            <text:p>38076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BRITISH TELECOM</text:p>
          </table:table-cell>
          <table:table-cell office:value-type="float" office:value="4242.71" table:style-name="ce5">
            <text:p>4242.71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BRITISH TRANSPORT POLICE</text:p>
          </table:table-cell>
          <table:table-cell office:value-type="float" office:value="750" table:style-name="ce5">
            <text:p>750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BROADWAY ELECTRICAL SERVICES LTD</text:p>
          </table:table-cell>
          <table:table-cell office:value-type="float" office:value="1575.39" table:style-name="ce5">
            <text:p>1575.39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CALOR GAS LTD</text:p>
          </table:table-cell>
          <table:table-cell office:value-type="float" office:value="1922.54" table:style-name="ce5">
            <text:p>1922.54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CCL- FORENSICS LIMITED</text:p>
          </table:table-cell>
          <table:table-cell office:value-type="float" office:value="1995" table:style-name="ce5">
            <text:p>1995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COMPUTACENTER (UK) LTD</text:p>
          </table:table-cell>
          <table:table-cell office:value-type="float" office:value="4261.57" table:style-name="ce5">
            <text:p>4261.57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ENTERPRISE RENT-A-CAR UK LTD</text:p>
          </table:table-cell>
          <table:table-cell office:value-type="float" office:value="559.26" table:style-name="ce5">
            <text:p>559.26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ESSEX POLICE AUTHORITY</text:p>
          </table:table-cell>
          <table:table-cell office:value-type="float" office:value="11294.9" table:style-name="ce5">
            <text:p>11294.9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FORD MOTOR COMPANY LTD</text:p>
          </table:table-cell>
          <table:table-cell office:value-type="float" office:value="22575.8" table:style-name="ce5">
            <text:p>22575.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4702" table:style-name="ce5">
            <text:p>4702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GOODYEAR DUNLOP UK</text:p>
          </table:table-cell>
          <table:table-cell office:value-type="float" office:value="3290.78" table:style-name="ce5">
            <text:p>3290.7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GROUPTYRE WHOLSALE LTD</text:p>
          </table:table-cell>
          <table:table-cell office:value-type="float" office:value="2101.8000000000002" table:style-name="ce5">
            <text:p>2101.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GRUNDON WASTE MANAGEMENT</text:p>
          </table:table-cell>
          <table:table-cell office:value-type="float" office:value="7845.17" table:style-name="ce5">
            <text:p>7845.17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GRUNDON WASTE MANAGEMENT LTD</text:p>
          </table:table-cell>
          <table:table-cell office:value-type="float" office:value="2687.88" table:style-name="ce5">
            <text:p>2687.8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HEADINGTON CARRIERS LIMITED</text:p>
          </table:table-cell>
          <table:table-cell office:value-type="float" office:value="600" table:style-name="ce5">
            <text:p>600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HEADINGTON CARRIERS LIMITED</text:p>
          </table:table-cell>
          <table:table-cell office:value-type="float" office:value="600" table:style-name="ce5">
            <text:p>600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HEADLEY TYRES LTD</text:p>
          </table:table-cell>
          <table:table-cell office:value-type="float" office:value="967.6" table:style-name="ce5">
            <text:p>967.6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INSIDE OUT DEVELOPMENTS LTD</text:p>
          </table:table-cell>
          <table:table-cell office:value-type="float" office:value="31870.6" table:style-name="ce5">
            <text:p>31870.6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INTRAMARK LIMITED</text:p>
          </table:table-cell>
          <table:table-cell office:value-type="float" office:value="1704" table:style-name="ce5">
            <text:p>1704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KEY INDUSTRIAL EQUIPMENT LTD</text:p>
          </table:table-cell>
          <table:table-cell office:value-type="float" office:value="1458" table:style-name="ce5">
            <text:p>145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LAMBERT SMITH HAMPTON</text:p>
          </table:table-cell>
          <table:table-cell office:value-type="float" office:value="5000" table:style-name="ce5">
            <text:p>5000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LOWE &amp; OLIVER LTD</text:p>
          </table:table-cell>
          <table:table-cell office:value-type="float" office:value="25750.7" table:style-name="ce5">
            <text:p>25750.7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1309.78" table:style-name="ce5">
            <text:p>1309.7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MARSHALL MOTOR GROUP- CAMBRIDGE</text:p>
          </table:table-cell>
          <table:table-cell office:value-type="float" office:value="915.91" table:style-name="ce5">
            <text:p>915.91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MICHELIN</text:p>
          </table:table-cell>
          <table:table-cell office:value-type="float" office:value="552.72" table:style-name="ce5">
            <text:p>552.72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6189.21" table:style-name="ce5">
            <text:p>6189.21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MUNICIPAL SECURITY LTD</text:p>
          </table:table-cell>
          <table:table-cell office:value-type="float" office:value="9982.48" table:style-name="ce5">
            <text:p>9982.4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NORTH OXFORD GARAGE LTD</text:p>
          </table:table-cell>
          <table:table-cell office:value-type="float" office:value="1775.59" table:style-name="ce5">
            <text:p>1775.59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ORCHID CELLMARK LTD</text:p>
          </table:table-cell>
          <table:table-cell office:value-type="float" office:value="14667.2" table:style-name="ce5">
            <text:p>14667.2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PEARCES PRIVATE HIRE</text:p>
          </table:table-cell>
          <table:table-cell office:value-type="float" office:value="4500" table:style-name="ce5">
            <text:p>4500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PIDDINGTON PROPERTIES LTD</text:p>
          </table:table-cell>
          <table:table-cell office:value-type="float" office:value="875.54" table:style-name="ce5">
            <text:p>875.54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PRAYBOURNE LTD</text:p>
          </table:table-cell>
          <table:table-cell office:value-type="float" office:value="2088.3000000000002" table:style-name="ce5">
            <text:p>2088.3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PRESSFAB EVO LTD</text:p>
          </table:table-cell>
          <table:table-cell office:value-type="float" office:value="35835.83" table:style-name="ce5">
            <text:p>35835.83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PRESSFAB EVO LTD</text:p>
          </table:table-cell>
          <table:table-cell office:value-type="float" office:value="63148.800000000003" table:style-name="ce5">
            <text:p>63148.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QUADRILECT CONFERENCES &amp; TRAINING</text:p>
          </table:table-cell>
          <table:table-cell office:value-type="float" office:value="1670" table:style-name="ce5">
            <text:p>1670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REED</text:p>
          </table:table-cell>
          <table:table-cell office:value-type="float" office:value="152477.91" table:style-name="ce5">
            <text:p>152477.91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REED</text:p>
          </table:table-cell>
          <table:table-cell office:value-type="float" office:value="6492.52" table:style-name="ce5">
            <text:p>6492.52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ROSSDALE &amp; PARTNERS</text:p>
          </table:table-cell>
          <table:table-cell office:value-type="float" office:value="4135.4799999999996" table:style-name="ce5">
            <text:p>4135.4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ROYAL MAIL</text:p>
          </table:table-cell>
          <table:table-cell office:value-type="float" office:value="1727.59" table:style-name="ce5">
            <text:p>1727.59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SHEERSPEED UK LTD</text:p>
          </table:table-cell>
          <table:table-cell office:value-type="float" office:value="4445" table:style-name="ce5">
            <text:p>4445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SKILLS FOR JUSTICE</text:p>
          </table:table-cell>
          <table:table-cell office:value-type="float" office:value="3460" table:style-name="ce5">
            <text:p>3460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SPECIALIST COMPUTER CENTRES PLC</text:p>
          </table:table-cell>
          <table:table-cell office:value-type="float" office:value="5156.25" table:style-name="ce5">
            <text:p>5156.25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STAPLETONS (TYRE SERVICES) LTD</text:p>
          </table:table-cell>
          <table:table-cell office:value-type="float" office:value="621.9" table:style-name="ce5">
            <text:p>621.9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STEVEN EAGELL TOYOTA</text:p>
          </table:table-cell>
          <table:table-cell office:value-type="float" office:value="975" table:style-name="ce5">
            <text:p>975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SUSSEX POLICE AUTHORITY</text:p>
          </table:table-cell>
          <table:table-cell office:value-type="float" office:value="759.88" table:style-name="ce5">
            <text:p>759.88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14356" table:style-name="ce5">
            <text:p>14356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THE AUTOMOBILE ASSOCIATION</text:p>
          </table:table-cell>
          <table:table-cell office:value-type="float" office:value="3955" table:style-name="ce5">
            <text:p>3955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THRIFTY CAR RENTAL</text:p>
          </table:table-cell>
          <table:table-cell office:value-type="float" office:value="8627" table:style-name="ce5">
            <text:p>8627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TVP CO-OP PURCHASE CARD A/C</text:p>
          </table:table-cell>
          <table:table-cell office:value-type="float" office:value="700" table:style-name="ce5">
            <text:p>700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VALE OF WHITE HORSE DISTRICT COUNCIL</text:p>
          </table:table-cell>
          <table:table-cell office:value-type="float" office:value="46919.7" table:style-name="ce5">
            <text:p>46919.7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VODAFONE LIMITED</text:p>
          </table:table-cell>
          <table:table-cell office:value-type="float" office:value="2113" table:style-name="ce5">
            <text:p>2113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2T00:00:00" table:style-name="ce3">
            <text:p>02/11/2022</text:p>
          </table:table-cell>
          <table:table-cell office:value-type="string" table:style-name="ce4">
            <text:p>WOODWAY ENGINEERING LTD</text:p>
          </table:table-cell>
          <table:table-cell office:value-type="float" office:value="1213.8599999999999" table:style-name="ce5">
            <text:p>1213.86</text:p>
          </table:table-cell>
          <table:table-cell office:value-type="float" office:value="3617" table:style-name="ce5">
            <text:p>36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3663</text:p>
          </table:table-cell>
          <table:table-cell office:value-type="float" office:value="1635.05" table:style-name="ce5">
            <text:p>1635.0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ADT FIRE AND SECURITY PLC</text:p>
          </table:table-cell>
          <table:table-cell office:value-type="float" office:value="2683.53" table:style-name="ce5">
            <text:p>2683.53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ADT FIRE AND SECURITY PLC</text:p>
          </table:table-cell>
          <table:table-cell office:value-type="float" office:value="7224.69" table:style-name="ce5">
            <text:p>7224.69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APEX SECURITY ENGINEERING LIMITED</text:p>
          </table:table-cell>
          <table:table-cell office:value-type="float" office:value="1670" table:style-name="ce5">
            <text:p>167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BARKER AND EVANS</text:p>
          </table:table-cell>
          <table:table-cell office:value-type="float" office:value="4676" table:style-name="ce5">
            <text:p>4676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BMW (UK) LTD</text:p>
          </table:table-cell>
          <table:table-cell office:value-type="float" office:value="948.6" table:style-name="ce5">
            <text:p>948.6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BROADWAY ELECTRICAL SERVICES LTD</text:p>
          </table:table-cell>
          <table:table-cell office:value-type="float" office:value="802.3" table:style-name="ce5">
            <text:p>802.3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CHENEY COACHES</text:p>
          </table:table-cell>
          <table:table-cell office:value-type="float" office:value="1185" table:style-name="ce5">
            <text:p>118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CITY OF LONDON POLICE</text:p>
          </table:table-cell>
          <table:table-cell office:value-type="float" office:value="4185" table:style-name="ce5">
            <text:p>418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CIVIL DEFENCE SUPPLY LTD</text:p>
          </table:table-cell>
          <table:table-cell office:value-type="float" office:value="3948.5" table:style-name="ce5">
            <text:p>3948.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CLEARTONE TELECOMS PLC</text:p>
          </table:table-cell>
          <table:table-cell office:value-type="float" office:value="8424" table:style-name="ce5">
            <text:p>8424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COMPUTACENTER (UK) LTD</text:p>
          </table:table-cell>
          <table:table-cell office:value-type="float" office:value="61628.33" table:style-name="ce5">
            <text:p>61628.33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780" table:style-name="ce5">
            <text:p>78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DEVON &amp; CORNWALL CONSTABULARY</text:p>
          </table:table-cell>
          <table:table-cell office:value-type="float" office:value="2000" table:style-name="ce5">
            <text:p>200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EDF ENERGY</text:p>
          </table:table-cell>
          <table:table-cell office:value-type="float" office:value="4559.79" table:style-name="ce5">
            <text:p>4559.79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F J LANE &amp; SON LTD</text:p>
          </table:table-cell>
          <table:table-cell office:value-type="float" office:value="3065" table:style-name="ce5">
            <text:p>306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FORD MOTOR COMPANY LTD</text:p>
          </table:table-cell>
          <table:table-cell office:value-type="float" office:value="78745.3" table:style-name="ce5">
            <text:p>78745.3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FORD MOTOR COMPANY LTD</text:p>
          </table:table-cell>
          <table:table-cell office:value-type="float" office:value="21511.3" table:style-name="ce5">
            <text:p>21511.3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G4S CASH SOLUTIONS UK LTD</text:p>
          </table:table-cell>
          <table:table-cell office:value-type="float" office:value="643.84" table:style-name="ce5">
            <text:p>643.84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GRESHAM OFFICE FURNITURE LTD</text:p>
          </table:table-cell>
          <table:table-cell office:value-type="float" office:value="7750" table:style-name="ce5">
            <text:p>775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HAMPSHIRE POLICE AUTHORITY</text:p>
          </table:table-cell>
          <table:table-cell office:value-type="float" office:value="434582" table:style-name="ce5">
            <text:p>434582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HAMPSHIRE POLICE AUTHORITY</text:p>
          </table:table-cell>
          <table:table-cell office:value-type="float" office:value="20964.240000000002" table:style-name="ce5">
            <text:p>20964.24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HAMPSHIRE POLICE AUTHORITY</text:p>
          </table:table-cell>
          <table:table-cell office:value-type="float" office:value="31199" table:style-name="ce5">
            <text:p>31199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HEADINGTON CARRIERS LIMITED</text:p>
          </table:table-cell>
          <table:table-cell office:value-type="float" office:value="1200" table:style-name="ce5">
            <text:p>120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HEADLEY TYRES LTD</text:p>
          </table:table-cell>
          <table:table-cell office:value-type="float" office:value="585.75" table:style-name="ce5">
            <text:p>585.7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HER MAJESTYS COURT SERVICE</text:p>
          </table:table-cell>
          <table:table-cell office:value-type="float" office:value="2652" table:style-name="ce5">
            <text:p>2652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ales, Fees, Charges &amp; Rent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HONDA (UK) LTD</text:p>
          </table:table-cell>
          <table:table-cell office:value-type="float" office:value="15917.12" table:style-name="ce5">
            <text:p>15917.12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ID MANAGEMENT SYSTEMS</text:p>
          </table:table-cell>
          <table:table-cell office:value-type="float" office:value="1438.5" table:style-name="ce5">
            <text:p>1438.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INSIDE OUT DEVELOPMENTS LTD</text:p>
          </table:table-cell>
          <table:table-cell office:value-type="float" office:value="74244.460000000006" table:style-name="ce5">
            <text:p>74244.46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JOHNSTONE SAFETY PRODUCTS LTD</text:p>
          </table:table-cell>
          <table:table-cell office:value-type="float" office:value="888" table:style-name="ce5">
            <text:p>888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KENDALL KINGSCOTT LIMITED</text:p>
          </table:table-cell>
          <table:table-cell office:value-type="float" office:value="3375" table:style-name="ce5">
            <text:p>337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LOWE &amp; OLIVER LTD</text:p>
          </table:table-cell>
          <table:table-cell office:value-type="float" office:value="8732.2999999999993" table:style-name="ce5">
            <text:p>8732.3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MARSHALL MOTOR GROUP- CAMBRIDGE</text:p>
          </table:table-cell>
          <table:table-cell office:value-type="float" office:value="1083" table:style-name="ce5">
            <text:p>1083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MICHAEL LUPTON ASSOCIATES LTD</text:p>
          </table:table-cell>
          <table:table-cell office:value-type="float" office:value="895" table:style-name="ce5">
            <text:p>89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MICRO SYSTEMATION LIMITED</text:p>
          </table:table-cell>
          <table:table-cell office:value-type="float" office:value="3080" table:style-name="ce5">
            <text:p>308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MICROSCOPE SERVICES LTD</text:p>
          </table:table-cell>
          <table:table-cell office:value-type="float" office:value="9010" table:style-name="ce5">
            <text:p>901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MOTTS COACHES (AYLESBURY) LTD</text:p>
          </table:table-cell>
          <table:table-cell office:value-type="float" office:value="1110" table:style-name="ce5">
            <text:p>111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MUNICIPAL SECURITY LTD</text:p>
          </table:table-cell>
          <table:table-cell office:value-type="float" office:value="1224.99" table:style-name="ce5">
            <text:p>1224.99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ORCHID CELLMARK LTD</text:p>
          </table:table-cell>
          <table:table-cell office:value-type="float" office:value="63016.9" table:style-name="ce5">
            <text:p>63016.9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OXFORD ARCHITECTS</text:p>
          </table:table-cell>
          <table:table-cell office:value-type="float" office:value="609" table:style-name="ce5">
            <text:p>609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PAYPOINT NETWORK LTD</text:p>
          </table:table-cell>
          <table:table-cell office:value-type="float" office:value="600" table:style-name="ce5">
            <text:p>60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PELI PRODUCTS (UK) LTD</text:p>
          </table:table-cell>
          <table:table-cell office:value-type="float" office:value="1150.98" table:style-name="ce5">
            <text:p>1150.98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PMC POLYTHENE LTD</text:p>
          </table:table-cell>
          <table:table-cell office:value-type="float" office:value="1420" table:style-name="ce5">
            <text:p>142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PORTAKABIN LTD</text:p>
          </table:table-cell>
          <table:table-cell office:value-type="float" office:value="6630.02" table:style-name="ce5">
            <text:p>6630.02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PRESSFAB EVO LTD</text:p>
          </table:table-cell>
          <table:table-cell office:value-type="float" office:value="20866.400000000001" table:style-name="ce5">
            <text:p>20866.4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PRO-TECT SAFETY SIGNS</text:p>
          </table:table-cell>
          <table:table-cell office:value-type="float" office:value="1187" table:style-name="ce5">
            <text:p>1187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QRO SOLUTIONS LIMITED</text:p>
          </table:table-cell>
          <table:table-cell office:value-type="float" office:value="33676" table:style-name="ce5">
            <text:p>33676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READING TRANSPORT LTD</text:p>
          </table:table-cell>
          <table:table-cell office:value-type="float" office:value="1699.56" table:style-name="ce5">
            <text:p>1699.56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REED</text:p>
          </table:table-cell>
          <table:table-cell office:value-type="float" office:value="130424.9" table:style-name="ce5">
            <text:p>130424.9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REED</text:p>
          </table:table-cell>
          <table:table-cell office:value-type="float" office:value="8352.7000000000007" table:style-name="ce5">
            <text:p>8352.7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REVEAL MEDIA LTD</text:p>
          </table:table-cell>
          <table:table-cell office:value-type="float" office:value="118272" table:style-name="ce5">
            <text:p>118272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RIDGE &amp; PARTNERS</text:p>
          </table:table-cell>
          <table:table-cell office:value-type="float" office:value="8500" table:style-name="ce5">
            <text:p>850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SMS ENVIRONMENTAL LTD</text:p>
          </table:table-cell>
          <table:table-cell office:value-type="float" office:value="10306.030000000001" table:style-name="ce5">
            <text:p>10306.03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SOLON SECURITY LTD</text:p>
          </table:table-cell>
          <table:table-cell office:value-type="float" office:value="700" table:style-name="ce5">
            <text:p>70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ST THOMAS CROSS GARAGE LTD</text:p>
          </table:table-cell>
          <table:table-cell office:value-type="float" office:value="727.3" table:style-name="ce5">
            <text:p>727.3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STAPLETONS (TYRE SERVICES) LTD</text:p>
          </table:table-cell>
          <table:table-cell office:value-type="float" office:value="2042" table:style-name="ce5">
            <text:p>2042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SUPPORT LOGISTICS EUROPE LTD</text:p>
          </table:table-cell>
          <table:table-cell office:value-type="float" office:value="1386.77" table:style-name="ce5">
            <text:p>1386.77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SURREY POLICE AUTHORITY</text:p>
          </table:table-cell>
          <table:table-cell office:value-type="float" office:value="32915.15" table:style-name="ce5">
            <text:p>32915.1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5836" table:style-name="ce5">
            <text:p>5836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THE HOTLINE GROUP LTD</text:p>
          </table:table-cell>
          <table:table-cell office:value-type="float" office:value="2670" table:style-name="ce5">
            <text:p>2670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UNIVERSITY OF OXFORD</text:p>
          </table:table-cell>
          <table:table-cell office:value-type="float" office:value="725" table:style-name="ce5">
            <text:p>72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WA PRODUCTS (UK) LTD</text:p>
          </table:table-cell>
          <table:table-cell office:value-type="float" office:value="3452.9" table:style-name="ce5">
            <text:p>3452.9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WAREHOUSE EXPRESS LTD</text:p>
          </table:table-cell>
          <table:table-cell office:value-type="float" office:value="595" table:style-name="ce5">
            <text:p>595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09T00:00:00" table:style-name="ce3">
            <text:p>09/11/2022</text:p>
          </table:table-cell>
          <table:table-cell office:value-type="string" table:style-name="ce4">
            <text:p>WEST YORKSHIRE POLICE AUTHORITY</text:p>
          </table:table-cell>
          <table:table-cell office:value-type="float" office:value="139449" table:style-name="ce5">
            <text:p>139449</text:p>
          </table:table-cell>
          <table:table-cell office:value-type="float" office:value="3618" table:style-name="ce5">
            <text:p>36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3663</text:p>
          </table:table-cell>
          <table:table-cell office:value-type="float" office:value="2265.15" table:style-name="ce5">
            <text:p>2265.1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ACOTA LIMITED</text:p>
          </table:table-cell>
          <table:table-cell office:value-type="float" office:value="700" table:style-name="ce5">
            <text:p>70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ADT FIRE AND SECURITY PLC</text:p>
          </table:table-cell>
          <table:table-cell office:value-type="float" office:value="15025.3" table:style-name="ce5">
            <text:p>15025.3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ADT FIRE AND SECURITY PLC</text:p>
          </table:table-cell>
          <table:table-cell office:value-type="float" office:value="2163.2199999999998" table:style-name="ce5">
            <text:p>2163.22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ALTIA SOLUTIONS LTD</text:p>
          </table:table-cell>
          <table:table-cell office:value-type="float" office:value="9835" table:style-name="ce5">
            <text:p>983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APEX SECURITY ENGINEERING LIMITED</text:p>
          </table:table-cell>
          <table:table-cell office:value-type="float" office:value="4535.96" table:style-name="ce5">
            <text:p>4535.96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AUTOCRAFT EQUIPMENT LTD</text:p>
          </table:table-cell>
          <table:table-cell office:value-type="float" office:value="603.75" table:style-name="ce5">
            <text:p>603.7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AVI LTD</text:p>
          </table:table-cell>
          <table:table-cell office:value-type="float" office:value="590" table:style-name="ce5">
            <text:p>59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BARKER AND EVANS</text:p>
          </table:table-cell>
          <table:table-cell office:value-type="float" office:value="9214" table:style-name="ce5">
            <text:p>9214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BENNETT SAFETYWEAR LTD</text:p>
          </table:table-cell>
          <table:table-cell office:value-type="float" office:value="2120.5" table:style-name="ce5">
            <text:p>2120.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BERKSHIRE PARTS AND PANELS LTD</text:p>
          </table:table-cell>
          <table:table-cell office:value-type="float" office:value="706.59" table:style-name="ce5">
            <text:p>706.59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BOC LTD</text:p>
          </table:table-cell>
          <table:table-cell office:value-type="float" office:value="712.8" table:style-name="ce5">
            <text:p>712.8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CALOR GAS LTD</text:p>
          </table:table-cell>
          <table:table-cell office:value-type="float" office:value="3347.4" table:style-name="ce5">
            <text:p>3347.4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CASEVA LTD</text:p>
          </table:table-cell>
          <table:table-cell office:value-type="float" office:value="1245" table:style-name="ce5">
            <text:p>124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CASTROL (UK) LTD</text:p>
          </table:table-cell>
          <table:table-cell office:value-type="float" office:value="954.72" table:style-name="ce5">
            <text:p>954.72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CITY OF LONDON POLICE</text:p>
          </table:table-cell>
          <table:table-cell office:value-type="float" office:value="8370" table:style-name="ce5">
            <text:p>837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CIVICA UK LIMITED</text:p>
          </table:table-cell>
          <table:table-cell office:value-type="float" office:value="1380.54" table:style-name="ce5">
            <text:p>1380.54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CLEARTONE TELECOMS PLC</text:p>
          </table:table-cell>
          <table:table-cell office:value-type="float" office:value="29866" table:style-name="ce5">
            <text:p>29866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375" table:style-name="ce5">
            <text:p>137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D &amp; P LUXURY TOILETS LTD</text:p>
          </table:table-cell>
          <table:table-cell office:value-type="float" office:value="2250" table:style-name="ce5">
            <text:p>225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800.18" table:style-name="ce5">
            <text:p>2800.18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DX NETWORK SERVICES LTD</text:p>
          </table:table-cell>
          <table:table-cell office:value-type="float" office:value="2482.6999999999998" table:style-name="ce5">
            <text:p>2482.7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EDF ENERGY</text:p>
          </table:table-cell>
          <table:table-cell office:value-type="float" office:value="466099.64" table:style-name="ce5">
            <text:p>466099.64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ENTERPRISE RENT-A-CAR UK LTD</text:p>
          </table:table-cell>
          <table:table-cell office:value-type="float" office:value="129032.7" table:style-name="ce5">
            <text:p>129032.7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ESRI (UK) LIMITED</text:p>
          </table:table-cell>
          <table:table-cell office:value-type="float" office:value="35823" table:style-name="ce5">
            <text:p>35823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EXPERIAN LTD</text:p>
          </table:table-cell>
          <table:table-cell office:value-type="float" office:value="28263.68" table:style-name="ce5">
            <text:p>28263.68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F J LANE &amp; SON LTD</text:p>
          </table:table-cell>
          <table:table-cell office:value-type="float" office:value="4407" table:style-name="ce5">
            <text:p>4407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FINANCIAL SOLUTIONS</text:p>
          </table:table-cell>
          <table:table-cell office:value-type="float" office:value="20000" table:style-name="ce5">
            <text:p>2000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FORD MOTOR COMPANY LTD</text:p>
          </table:table-cell>
          <table:table-cell office:value-type="float" office:value="47191.6" table:style-name="ce5">
            <text:p>47191.6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FOX FEEDS LIMITED</text:p>
          </table:table-cell>
          <table:table-cell office:value-type="float" office:value="640.08000000000004" table:style-name="ce5">
            <text:p>640.08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253222.06" table:style-name="ce5">
            <text:p>253222.06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GARRAN LOCKERS LTD</text:p>
          </table:table-cell>
          <table:table-cell office:value-type="float" office:value="799.9" table:style-name="ce5">
            <text:p>799.9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GOODYEAR DUNLOP UK</text:p>
          </table:table-cell>
          <table:table-cell office:value-type="float" office:value="18021.53" table:style-name="ce5">
            <text:p>18021.53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GRESHAM OFFICE FURNITURE LTD</text:p>
          </table:table-cell>
          <table:table-cell office:value-type="float" office:value="2784.48" table:style-name="ce5">
            <text:p>2784.48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GRG PUBLIC RESOURCES LTD</text:p>
          </table:table-cell>
          <table:table-cell office:value-type="float" office:value="595" table:style-name="ce5">
            <text:p>59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GROUPTYRE WHOLSALE LTD</text:p>
          </table:table-cell>
          <table:table-cell office:value-type="float" office:value="1809.85" table:style-name="ce5">
            <text:p>1809.8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GRUNDON WASTE MANAGEMENT LTD</text:p>
          </table:table-cell>
          <table:table-cell office:value-type="float" office:value="36810.36" table:style-name="ce5">
            <text:p>36810.36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HEADINGTON CARRIERS LIMITED</text:p>
          </table:table-cell>
          <table:table-cell office:value-type="float" office:value="2316.06" table:style-name="ce5">
            <text:p>2316.06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HEADINGTON CARRIERS LIMITED</text:p>
          </table:table-cell>
          <table:table-cell office:value-type="float" office:value="600" table:style-name="ce5">
            <text:p>60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HIDEOUT LEATHER</text:p>
          </table:table-cell>
          <table:table-cell office:value-type="float" office:value="1003.5" table:style-name="ce5">
            <text:p>1003.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HUNTER APPAREL SOLUTIONS LTD</text:p>
          </table:table-cell>
          <table:table-cell office:value-type="float" office:value="1018" table:style-name="ce5">
            <text:p>1018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IAN WEBB ENGINEERING LTD</text:p>
          </table:table-cell>
          <table:table-cell office:value-type="float" office:value="2150" table:style-name="ce5">
            <text:p>215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ICETRAK LTD</text:p>
          </table:table-cell>
          <table:table-cell office:value-type="float" office:value="18574.41" table:style-name="ce5">
            <text:p>18574.41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ID MANAGEMENT SYSTEMS</text:p>
          </table:table-cell>
          <table:table-cell office:value-type="float" office:value="790" table:style-name="ce5">
            <text:p>79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IMSERV EUROPE LTD</text:p>
          </table:table-cell>
          <table:table-cell office:value-type="float" office:value="8827.5400000000009" table:style-name="ce5">
            <text:p>8827.54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KEELA INTERNATIONAL</text:p>
          </table:table-cell>
          <table:table-cell office:value-type="float" office:value="1611.25" table:style-name="ce5">
            <text:p>1611.2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LAMBERT SMITH HAMPTON</text:p>
          </table:table-cell>
          <table:table-cell office:value-type="float" office:value="61725" table:style-name="ce5">
            <text:p>6172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LOWE &amp; OLIVER LTD</text:p>
          </table:table-cell>
          <table:table-cell office:value-type="float" office:value="3359.59" table:style-name="ce5">
            <text:p>3359.59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MICHELDEVER TYRE &amp; AUTO SERVICES</text:p>
          </table:table-cell>
          <table:table-cell office:value-type="float" office:value="2256.17" table:style-name="ce5">
            <text:p>2256.17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MICHELIN</text:p>
          </table:table-cell>
          <table:table-cell office:value-type="float" office:value="588.45000000000005" table:style-name="ce5">
            <text:p>588.4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34102.160000000003" table:style-name="ce5">
            <text:p>34102.16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NICK ROBINS LTD</text:p>
          </table:table-cell>
          <table:table-cell office:value-type="float" office:value="885" table:style-name="ce5">
            <text:p>88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NITON EQUIPMENT</text:p>
          </table:table-cell>
          <table:table-cell office:value-type="float" office:value="579" table:style-name="ce5">
            <text:p>579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NORTH OXFORD GARAGE LTD</text:p>
          </table:table-cell>
          <table:table-cell office:value-type="float" office:value="2910.99" table:style-name="ce5">
            <text:p>2910.99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ORCHID CELLMARK LTD</text:p>
          </table:table-cell>
          <table:table-cell office:value-type="float" office:value="10138" table:style-name="ce5">
            <text:p>10138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PERRYS MOTOR SALES LTD</text:p>
          </table:table-cell>
          <table:table-cell office:value-type="float" office:value="4630.93" table:style-name="ce5">
            <text:p>4630.93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PEUGEOT MOTOR COMPANY PLC</text:p>
          </table:table-cell>
          <table:table-cell office:value-type="float" office:value="90030.399999999994" table:style-name="ce5">
            <text:p>90030.4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PEUGEOT MOTOR COMPANY PLC</text:p>
          </table:table-cell>
          <table:table-cell office:value-type="float" office:value="100620.7" table:style-name="ce5">
            <text:p>100620.7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PMD MAGNETICS</text:p>
          </table:table-cell>
          <table:table-cell office:value-type="float" office:value="1680" table:style-name="ce5">
            <text:p>168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PRAYBOURNE LTD</text:p>
          </table:table-cell>
          <table:table-cell office:value-type="float" office:value="4497" table:style-name="ce5">
            <text:p>4497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PRESSFAB EVO LTD</text:p>
          </table:table-cell>
          <table:table-cell office:value-type="float" office:value="33554.800000000003" table:style-name="ce5">
            <text:p>33554.8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RACKLINE LTD</text:p>
          </table:table-cell>
          <table:table-cell office:value-type="float" office:value="4274" table:style-name="ce5">
            <text:p>4274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READING BOROUGH COUNCIL</text:p>
          </table:table-cell>
          <table:table-cell office:value-type="float" office:value="861" table:style-name="ce5">
            <text:p>861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READING BOROUGH COUNCIL</text:p>
          </table:table-cell>
          <table:table-cell office:value-type="float" office:value="950" table:style-name="ce5">
            <text:p>95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RECYCLED WASTE DOT COM LTD</text:p>
          </table:table-cell>
          <table:table-cell office:value-type="float" office:value="3217.5" table:style-name="ce5">
            <text:p>3217.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REED</text:p>
          </table:table-cell>
          <table:table-cell office:value-type="float" office:value="147411.89000000001" table:style-name="ce5">
            <text:p>147411.89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REED</text:p>
          </table:table-cell>
          <table:table-cell office:value-type="float" office:value="8708.25" table:style-name="ce5">
            <text:p>8708.2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REYNOLDS BLINDS</text:p>
          </table:table-cell>
          <table:table-cell office:value-type="float" office:value="1450.01" table:style-name="ce5">
            <text:p>1450.01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563.16999999999996" table:style-name="ce5">
            <text:p>563.17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ROYAL BERKSHIRE FIRE AUTHORITY</text:p>
          </table:table-cell>
          <table:table-cell office:value-type="float" office:value="42528.95" table:style-name="ce5">
            <text:p>42528.9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ROYAL MAIL</text:p>
          </table:table-cell>
          <table:table-cell office:value-type="float" office:value="1347.16" table:style-name="ce5">
            <text:p>1347.16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 YAFFY LTD</text:p>
          </table:table-cell>
          <table:table-cell office:value-type="float" office:value="9085" table:style-name="ce5">
            <text:p>908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AFETY KLEEN UK LTD</text:p>
          </table:table-cell>
          <table:table-cell office:value-type="float" office:value="707.78" table:style-name="ce5">
            <text:p>707.78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ERFCA - BUCKINGHAMSHIRE</text:p>
          </table:table-cell>
          <table:table-cell office:value-type="float" office:value="2640" table:style-name="ce5">
            <text:p>264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KILLS FOR JUSTICE</text:p>
          </table:table-cell>
          <table:table-cell office:value-type="float" office:value="8630" table:style-name="ce5">
            <text:p>863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OUTH WALES POLICE AUTHORITY</text:p>
          </table:table-cell>
          <table:table-cell office:value-type="float" office:value="1664" table:style-name="ce5">
            <text:p>1664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T THOMAS CROSS GARAGE LTD</text:p>
          </table:table-cell>
          <table:table-cell office:value-type="float" office:value="1208.4000000000001" table:style-name="ce5">
            <text:p>1208.4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TAPLETONS (TYRE SERVICES) LTD</text:p>
          </table:table-cell>
          <table:table-cell office:value-type="float" office:value="4497.75" table:style-name="ce5">
            <text:p>4497.7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TOWS</text:p>
          </table:table-cell>
          <table:table-cell office:value-type="float" office:value="668" table:style-name="ce5">
            <text:p>668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URREY POLICE AUTHORITY</text:p>
          </table:table-cell>
          <table:table-cell office:value-type="float" office:value="31491" table:style-name="ce5">
            <text:p>31491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URREY POLICE AUTHORITY</text:p>
          </table:table-cell>
          <table:table-cell office:value-type="float" office:value="201555.5" table:style-name="ce5">
            <text:p>201555.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USSEX POLICE AUTHORITY</text:p>
          </table:table-cell>
          <table:table-cell office:value-type="float" office:value="726.19" table:style-name="ce5">
            <text:p>726.19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SYTNER HIGH WYCOMBE</text:p>
          </table:table-cell>
          <table:table-cell office:value-type="float" office:value="3551.09" table:style-name="ce5">
            <text:p>3551.09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TVP CO-OP PURCHASE CARD A/C</text:p>
          </table:table-cell>
          <table:table-cell office:value-type="float" office:value="6493.95" table:style-name="ce5">
            <text:p>6493.9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TVP CO-OP PURCHASE CARD A/C</text:p>
          </table:table-cell>
          <table:table-cell office:value-type="float" office:value="1933.15" table:style-name="ce5">
            <text:p>1933.1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TVP CO-OP PURCHASE CARD A/C</text:p>
          </table:table-cell>
          <table:table-cell office:value-type="float" office:value="1000" table:style-name="ce5">
            <text:p>100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Reconciling items between Management Accounts &amp; Statutory Financial Reporting.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TVP CO-OP PURCHASE CARD A/C</text:p>
          </table:table-cell>
          <table:table-cell office:value-type="float" office:value="18185.87" table:style-name="ce5">
            <text:p>18185.87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TVP CO-OP PURCHASE CARD A/C</text:p>
          </table:table-cell>
          <table:table-cell office:value-type="float" office:value="595" table:style-name="ce5">
            <text:p>595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USS CATERING EQUIP SERV LTD</text:p>
          </table:table-cell>
          <table:table-cell office:value-type="float" office:value="1055.6099999999999" table:style-name="ce5">
            <text:p>1055.61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VODAFONE LIMITED</text:p>
          </table:table-cell>
          <table:table-cell office:value-type="float" office:value="4503.28" table:style-name="ce5">
            <text:p>4503.28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18063.599999999999" table:style-name="ce5">
            <text:p>18063.6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VOLVO CAR UK LTD</text:p>
          </table:table-cell>
          <table:table-cell office:value-type="float" office:value="27742.7" table:style-name="ce5">
            <text:p>27742.7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WALTERS OF OXFORD</text:p>
          </table:table-cell>
          <table:table-cell office:value-type="float" office:value="3900" table:style-name="ce5">
            <text:p>390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WOLSELEY CENTERS LTD</text:p>
          </table:table-cell>
          <table:table-cell office:value-type="float" office:value="3895.64" table:style-name="ce5">
            <text:p>3895.64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18T00:00:00" table:style-name="ce3">
            <text:p>18/11/2022</text:p>
          </table:table-cell>
          <table:table-cell office:value-type="string" table:style-name="ce4">
            <text:p>WYCOMBE ARTS MANAGEMENT LTD</text:p>
          </table:table-cell>
          <table:table-cell office:value-type="float" office:value="3000" table:style-name="ce5">
            <text:p>3000</text:p>
          </table:table-cell>
          <table:table-cell office:value-type="float" office:value="3619" table:style-name="ce5">
            <text:p>36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24T00:00:00" table:style-name="ce3">
            <text:p>24/11/2022</text:p>
          </table:table-cell>
          <table:table-cell office:value-type="string" table:style-name="ce4">
            <text:p>SEPURA LIMITED</text:p>
          </table:table-cell>
          <table:table-cell office:value-type="float" office:value="2044.44" table:style-name="ce5">
            <text:p>2044.44</text:p>
          </table:table-cell>
          <table:table-cell office:value-type="float" office:value="3620" table:style-name="ce5">
            <text:p>36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24T00:00:00" table:style-name="ce3">
            <text:p>24/11/2022</text:p>
          </table:table-cell>
          <table:table-cell office:value-type="string" table:style-name="ce4">
            <text:p>SEPURA LIMITED</text:p>
          </table:table-cell>
          <table:table-cell office:value-type="float" office:value="3857.76" table:style-name="ce5">
            <text:p>3857.76</text:p>
          </table:table-cell>
          <table:table-cell office:value-type="float" office:value="3620" table:style-name="ce5">
            <text:p>36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BROADWAY ELECTRICAL SERVICES LTD</text:p>
          </table:table-cell>
          <table:table-cell office:value-type="float" office:value="523.49" table:style-name="ce5">
            <text:p>523.49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CASEVA LTD</text:p>
          </table:table-cell>
          <table:table-cell office:value-type="float" office:value="3160" table:style-name="ce5">
            <text:p>3160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CASTROL (UK) LTD</text:p>
          </table:table-cell>
          <table:table-cell office:value-type="float" office:value="5200.8" table:style-name="ce5">
            <text:p>5200.8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GARRAN LOCKERS LTD</text:p>
          </table:table-cell>
          <table:table-cell office:value-type="float" office:value="7011.76" table:style-name="ce5">
            <text:p>7011.76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GARRAN LOCKERS LTD</text:p>
          </table:table-cell>
          <table:table-cell office:value-type="float" office:value="1785.28" table:style-name="ce5">
            <text:p>1785.28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HAMPSHIRE POLICE AUTHORITY</text:p>
          </table:table-cell>
          <table:table-cell office:value-type="float" office:value="103714" table:style-name="ce5">
            <text:p>103714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ID MANAGEMENT SYSTEMS</text:p>
          </table:table-cell>
          <table:table-cell office:value-type="float" office:value="594" table:style-name="ce5">
            <text:p>594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L BENNETT AND SON LTD- WELWYN GARDEN</text:p>
          </table:table-cell>
          <table:table-cell office:value-type="float" office:value="818" table:style-name="ce5">
            <text:p>818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1636.2" table:style-name="ce5">
            <text:p>1636.2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ORCHID CELLMARK LTD</text:p>
          </table:table-cell>
          <table:table-cell office:value-type="float" office:value="2505" table:style-name="ce5">
            <text:p>2505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REED</text:p>
          </table:table-cell>
          <table:table-cell office:value-type="float" office:value="1226.67" table:style-name="ce5">
            <text:p>1226.67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REED</text:p>
          </table:table-cell>
          <table:table-cell office:value-type="float" office:value="104964.71" table:style-name="ce5">
            <text:p>104964.71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2998.8" table:style-name="ce5">
            <text:p>2998.8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THE AUTOMOBILE ASSOCIATION</text:p>
          </table:table-cell>
          <table:table-cell office:value-type="float" office:value="3062" table:style-name="ce5">
            <text:p>3062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UKAS</text:p>
          </table:table-cell>
          <table:table-cell office:value-type="float" office:value="1350" table:style-name="ce5">
            <text:p>1350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25T00:00:00" table:style-name="ce3">
            <text:p>25/11/2022</text:p>
          </table:table-cell>
          <table:table-cell office:value-type="string" table:style-name="ce4">
            <text:p>WAREHOUSE EXPRESS LTD</text:p>
          </table:table-cell>
          <table:table-cell office:value-type="float" office:value="896.64" table:style-name="ce5">
            <text:p>896.64</text:p>
          </table:table-cell>
          <table:table-cell office:value-type="float" office:value="3621" table:style-name="ce5">
            <text:p>36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ADT FIRE AND SECURITY PLC</text:p>
          </table:table-cell>
          <table:table-cell office:value-type="float" office:value="3448.9" table:style-name="ce5">
            <text:p>3448.9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ASPEN INTERNATIONAL LTD</text:p>
          </table:table-cell>
          <table:table-cell office:value-type="float" office:value="1165" table:style-name="ce5">
            <text:p>116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AUTOCRAFT EQUIPMENT LTD</text:p>
          </table:table-cell>
          <table:table-cell office:value-type="float" office:value="1795" table:style-name="ce5">
            <text:p>179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AVI LTD</text:p>
          </table:table-cell>
          <table:table-cell office:value-type="float" office:value="14770" table:style-name="ce5">
            <text:p>1477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AVON &amp; SOMERSET CONSTABULARY</text:p>
          </table:table-cell>
          <table:table-cell office:value-type="float" office:value="5857" table:style-name="ce5">
            <text:p>5857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AXESS INTERNATIONAL LTD</text:p>
          </table:table-cell>
          <table:table-cell office:value-type="float" office:value="20964.75" table:style-name="ce5">
            <text:p>20964.7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BARKER AND EVANS</text:p>
          </table:table-cell>
          <table:table-cell office:value-type="float" office:value="20737" table:style-name="ce5">
            <text:p>20737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BARNEWOOD LIMITED</text:p>
          </table:table-cell>
          <table:table-cell office:value-type="float" office:value="11445.74" table:style-name="ce5">
            <text:p>11445.74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BRISTOL STREET BANBURY LTD</text:p>
          </table:table-cell>
          <table:table-cell office:value-type="float" office:value="653.35" table:style-name="ce5">
            <text:p>653.3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BROADWAY ELECTRICAL SERVICES LTD</text:p>
          </table:table-cell>
          <table:table-cell office:value-type="float" office:value="1119.29" table:style-name="ce5">
            <text:p>1119.29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BUDDI LTD</text:p>
          </table:table-cell>
          <table:table-cell office:value-type="float" office:value="10250" table:style-name="ce5">
            <text:p>1025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CALOR GAS LTD</text:p>
          </table:table-cell>
          <table:table-cell office:value-type="float" office:value="749.38" table:style-name="ce5">
            <text:p>749.38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CHARLES FELLOWS SUPPLIES LTD</text:p>
          </table:table-cell>
          <table:table-cell office:value-type="float" office:value="628.5" table:style-name="ce5">
            <text:p>628.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CHUBB FIRE LIMITED</text:p>
          </table:table-cell>
          <table:table-cell office:value-type="float" office:value="514.5" table:style-name="ce5">
            <text:p>514.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COMPUTACENTER (UK) LTD</text:p>
          </table:table-cell>
          <table:table-cell office:value-type="float" office:value="28817" table:style-name="ce5">
            <text:p>28817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DATCHET PARISH COUNCIL</text:p>
          </table:table-cell>
          <table:table-cell office:value-type="float" office:value="887.5" table:style-name="ce5">
            <text:p>887.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DOUBLETREE BY HILTON MK</text:p>
          </table:table-cell>
          <table:table-cell office:value-type="float" office:value="1183.33" table:style-name="ce5">
            <text:p>1183.33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E W BEARD LTD</text:p>
          </table:table-cell>
          <table:table-cell office:value-type="float" office:value="11380.4" table:style-name="ce5">
            <text:p>11380.4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ENTERPRISE RENT-A-CAR UK LTD</text:p>
          </table:table-cell>
          <table:table-cell office:value-type="float" office:value="136694" table:style-name="ce5">
            <text:p>136694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F J LANE &amp; SON LTD</text:p>
          </table:table-cell>
          <table:table-cell office:value-type="float" office:value="1656" table:style-name="ce5">
            <text:p>1656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FENTON PHARMACEUTICALS LTD</text:p>
          </table:table-cell>
          <table:table-cell office:value-type="float" office:value="1955" table:style-name="ce5">
            <text:p>195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GARRAN LOCKERS LTD</text:p>
          </table:table-cell>
          <table:table-cell office:value-type="float" office:value="3022.72" table:style-name="ce5">
            <text:p>3022.72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GRG PUBLIC RESOURCES LTD</text:p>
          </table:table-cell>
          <table:table-cell office:value-type="float" office:value="16571" table:style-name="ce5">
            <text:p>16571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GRG PUBLIC RESOURCES LTD</text:p>
          </table:table-cell>
          <table:table-cell office:value-type="float" office:value="2561" table:style-name="ce5">
            <text:p>2561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GRUNDON WASTE MANAGEMENT</text:p>
          </table:table-cell>
          <table:table-cell office:value-type="float" office:value="8739.68" table:style-name="ce5">
            <text:p>8739.68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GRUNDON WASTE MANAGEMENT LTD</text:p>
          </table:table-cell>
          <table:table-cell office:value-type="float" office:value="1177.29" table:style-name="ce5">
            <text:p>1177.29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ID MANAGEMENT SYSTEMS</text:p>
          </table:table-cell>
          <table:table-cell office:value-type="float" office:value="629" table:style-name="ce5">
            <text:p>629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JET CONSTRUCTION (MILTON KEYNES) LTD</text:p>
          </table:table-cell>
          <table:table-cell office:value-type="float" office:value="33160" table:style-name="ce5">
            <text:p>3316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LAMBERT SMITH HAMPTON</text:p>
          </table:table-cell>
          <table:table-cell office:value-type="float" office:value="74300" table:style-name="ce5">
            <text:p>7430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LOWE &amp; OLIVER LTD</text:p>
          </table:table-cell>
          <table:table-cell office:value-type="float" office:value="11372.41" table:style-name="ce5">
            <text:p>11372.41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1309.78" table:style-name="ce5">
            <text:p>1309.78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MARSHALL MOTOR GROUP- CAMBRIDGE</text:p>
          </table:table-cell>
          <table:table-cell office:value-type="float" office:value="1530.01" table:style-name="ce5">
            <text:p>1530.01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163900" table:style-name="ce5">
            <text:p>16390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MC PRODUCTS</text:p>
          </table:table-cell>
          <table:table-cell office:value-type="float" office:value="1582.05" table:style-name="ce5">
            <text:p>1582.0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5829.79" table:style-name="ce5">
            <text:p>5829.79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NICK ROBINS LTD</text:p>
          </table:table-cell>
          <table:table-cell office:value-type="float" office:value="585" table:style-name="ce5">
            <text:p>58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NIGHTSEARCHER LIMITED</text:p>
          </table:table-cell>
          <table:table-cell office:value-type="float" office:value="514.16" table:style-name="ce5">
            <text:p>514.16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NITON EQUIPMENT</text:p>
          </table:table-cell>
          <table:table-cell office:value-type="float" office:value="11280" table:style-name="ce5">
            <text:p>1128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NORTH OXFORD GARAGE LTD</text:p>
          </table:table-cell>
          <table:table-cell office:value-type="float" office:value="1608.52" table:style-name="ce5">
            <text:p>1608.52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NUNEATON SIGNS</text:p>
          </table:table-cell>
          <table:table-cell office:value-type="float" office:value="795" table:style-name="ce5">
            <text:p>79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ORCHID CELLMARK LTD</text:p>
          </table:table-cell>
          <table:table-cell office:value-type="float" office:value="54290.3" table:style-name="ce5">
            <text:p>54290.3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PEARCES PRIVATE HIRE</text:p>
          </table:table-cell>
          <table:table-cell office:value-type="float" office:value="1050" table:style-name="ce5">
            <text:p>105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PROMETHEUS MEDICAL LTD</text:p>
          </table:table-cell>
          <table:table-cell office:value-type="float" office:value="1525" table:style-name="ce5">
            <text:p>152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READING BOROUGH COUNCIL</text:p>
          </table:table-cell>
          <table:table-cell office:value-type="float" office:value="1233.33" table:style-name="ce5">
            <text:p>1233.33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ROYAL BOROUGH OF WINDSOR &amp; MAIDENHEAD CO</text:p>
          </table:table-cell>
          <table:table-cell office:value-type="float" office:value="40000" table:style-name="ce5">
            <text:p>4000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SMS ENVIRONMENTAL LTD</text:p>
          </table:table-cell>
          <table:table-cell office:value-type="float" office:value="595" table:style-name="ce5">
            <text:p>59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SOUTH WALES POLICE AUTHORITY</text:p>
          </table:table-cell>
          <table:table-cell office:value-type="float" office:value="3328" table:style-name="ce5">
            <text:p>3328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SOUTH YORKSHIRE POLICE AUTHORITY</text:p>
          </table:table-cell>
          <table:table-cell office:value-type="float" office:value="708" table:style-name="ce5">
            <text:p>708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ST THOMAS CROSS GARAGE LTD</text:p>
          </table:table-cell>
          <table:table-cell office:value-type="float" office:value="515.16" table:style-name="ce5">
            <text:p>515.16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SUSSEX POLICE AUTHORITY</text:p>
          </table:table-cell>
          <table:table-cell office:value-type="float" office:value="3240" table:style-name="ce5">
            <text:p>324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34385" table:style-name="ce5">
            <text:p>34385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TOTAL PEST CONTROL</text:p>
          </table:table-cell>
          <table:table-cell office:value-type="float" office:value="2278" table:style-name="ce5">
            <text:p>2278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TRL LTD</text:p>
          </table:table-cell>
          <table:table-cell office:value-type="float" office:value="3640" table:style-name="ce5">
            <text:p>364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TVP CO-OP PURCHASE CARD A/C</text:p>
          </table:table-cell>
          <table:table-cell office:value-type="float" office:value="650" table:style-name="ce5">
            <text:p>65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TVP CO-OP PURCHASE CARD A/C</text:p>
          </table:table-cell>
          <table:table-cell office:value-type="float" office:value="22354.11" table:style-name="ce5">
            <text:p>22354.11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TVP CO-OP PURCHASE CARD A/C</text:p>
          </table:table-cell>
          <table:table-cell office:value-type="float" office:value="985.64" table:style-name="ce5">
            <text:p>985.64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TVP CO-OP PURCHASE CARD A/C</text:p>
          </table:table-cell>
          <table:table-cell office:value-type="float" office:value="2460.83" table:style-name="ce5">
            <text:p>2460.83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VODAFONE LIMITED</text:p>
          </table:table-cell>
          <table:table-cell office:value-type="float" office:value="851.76" table:style-name="ce5">
            <text:p>851.76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27408.3" table:style-name="ce5">
            <text:p>27408.3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WOKINGHAM BOROUGH COUNCIL</text:p>
          </table:table-cell>
          <table:table-cell office:value-type="float" office:value="26000" table:style-name="ce5">
            <text:p>26000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1-30T00:00:00" table:style-name="ce3">
            <text:p>30/11/2022</text:p>
          </table:table-cell>
          <table:table-cell office:value-type="string" table:style-name="ce4">
            <text:p>WOODWAY ENGINEERING LTD</text:p>
          </table:table-cell>
          <table:table-cell office:value-type="float" office:value="1493.12" table:style-name="ce5">
            <text:p>1493.12</text:p>
          </table:table-cell>
          <table:table-cell office:value-type="float" office:value="3622" table:style-name="ce5">
            <text:p>36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number-rows-repeated="1048279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29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ratley, Jennifer (C4167)</meta:initial-creator>
    <dc:creator>Roberts, Charlotte (C7904)</dc:creator>
    <meta:creation-date>2022-12-16T10:44:41Z</meta:creation-date>
    <dc:date>2022-12-18T16:45:57Z</dc:date>
    <meta:print-date>2022-12-18T16:44:50Z</meta:print-date>
  </office:meta>
</office:document-meta>
</file>